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Times New Roma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fo:font-size="12pt" style:font-size-asian="12pt" style:font-size-complex="12pt"/>
    </style:style>
    <style:style style:name="P2"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P7" style:parent-style-name="Normal" style:family="paragraph">
      <style:text-properties style:font-name="Times New Roman" style:font-name-complex="Times New Roman" fo:font-size="12pt" style:font-size-asian="12pt" style:font-size-complex="12pt"/>
    </style:style>
    <style:style style:name="P8"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9" style:parent-style-name="Normal" style:family="paragraph">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P11" style:parent-style-name="Normal" style:family="paragraph">
      <style:text-properties style:font-name="Times New Roman" style:font-name-complex="Times New Roman" fo:font-size="12pt" style:font-size-asian="12pt" style:font-size-complex="12pt"/>
    </style:style>
    <style:style style:name="P12"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3" style:parent-style-name="Normal" style:family="paragraph">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2pt" style:font-size-asian="12pt" style:font-size-complex="12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8" style:parent-style-name="Normal" style:family="paragraph">
      <style:text-properties style:font-name="Times New Roman" style:font-name-complex="Times New Roman"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T20" style:parent-style-name="Standardstycketeckensnitt" style:family="text">
      <style:text-properties style:font-name="Times New Roman" style:font-name-complex="Times New Roman" fo:font-size="12pt" style:font-size-asian="12pt" style:font-size-complex="12pt"/>
    </style:style>
  </office:automatic-styles>
  <office:body>
    <office:text text:use-soft-page-breaks="true">
      <text:p text:style-name="P1">Features</text:p>
      <text:p text:style-name="P2">Spelare</text:p>
      <text:p text:style-name="P3">1. Man kan välja mellan att skjuta med två olika sorters skott. Det första skottet som automatiskt skapas<text:s/>är en laser som gör en skada, de skjuts snabbt rakt framåt.<text:s/></text:p>
      <text:p text:style-name="P4">2. För att ändra skott drar man med fingret antingen uppåt eller nedåt på skärmen, fungerar dock ej samtidigt som man styr.<text:s/></text:p>
      <text:p text:style-name="P5">3. Det andra skottet är en missil som<text:s/>först ger skada på kontakt med ett skepp och sen en skada på en yta runt. Om det är flera skepp på ytan tar alla skada av missilens ytskada. Vi har lagt till en animation så att det ser ut som att skottet sprängs när den träffar något.</text:p>
      <text:p text:style-name="P6">4. Man kan byta layout på knapparna om man drar med finger åt<text:s/>höger<text:s/>på skärmen.</text:p>
      <text:p text:style-name="P7">5. Man kan stänga av skotten<text:s/>om man drar med fingret åt vänster<text:s/>på skärmen.<text:s/></text:p>
      <text:p text:style-name="P8">Fiender</text:p>
      <text:p text:style-name="P9">1. HeavyShip: Ett stort skepp som kräver två skott för att dö och kan även skjuta egna skott som<text:s/>gör 1<text:s/>skada på spelarskeppet.<text:s/>Gör<text:s/>även<text:s/>10<text:s/>skada om spelaren kolliderar med skeppet.</text:p>
      <text:p text:style-name="P10">2. BasicShip: Ett litet skepp som rör sig rakt ner på skärmen och<text:s/>gör 5<text:s/>skada om spelaren kolliderar med det. Kräver ett skott för att dö.</text:p>
      <text:p text:style-name="P11">3.ScoutShip: Små skepp som skapas fem åt gången och rör sig i ett sicksack mönster över skärmen. Kräver ett skott för att dö och<text:s/>gör 2<text:s/>skada om spelaren kolliderar med skeppet.</text:p>
      <text:p text:style-name="P12">Musik/Bilder</text:p>
      <text:p text:style-name="P13">1. Vi har lagt till bakgrundsmusik som startar när spelet startas.</text:p>
      <text:p text:style-name="P14">2. Vi har lagt till effekter som gör att ett ljud spelas när missilen kolliderar med något.</text:p>
      <text:p text:style-name="P15">3.<text:s/>Det finns för nuvarande inget sätt att sänka volymen i spelet. (görs på mobilen).<text:s/></text:p>
      <text:p text:style-name="P16">Musiken och alla bilder vi använder tog vi från openGameArt.com. Bilderna/Musiken är där tillfälligt, licenserna för dem lägger vi till i slutet när vi vet vilka bilder vi tänker använda i vår slutprodukt.</text:p>
      <text:p text:style-name="P17">TopInfoBar</text:p>
      <text:p text:style-name="P18">1. Längst upp på skärmen visas namnet på banan följt av livet i procent följt av poäng.<text:s/>(finns enbart en bana än så länge).</text:p>
      <text:p text:style-name="P19">2. Livet påverkas beroende på vad som kolliderar med spelaren varje skepp och skott<text:s/>gör00 olika<text:s/>skada.<text:s/></text:p>
      <text:p text:style-name="Normal"><text:span text:style-name="T20">3. Man får 1 poäng av BasicShip, 2 för ScoutShip och 3 för HeavyShi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Times New Roma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in</meta:initial-creator>
    <dc:creator>Elin</dc:creator>
    <meta:creation-date>2013-09-26T16:03:00Z</meta:creation-date>
    <dc:date>2013-09-26T16:03:00Z</dc:date>
    <meta:template xlink:href="Normal" xlink:type="simple"/>
    <meta:editing-cycles>2</meta:editing-cycles>
    <meta:editing-duration>PT60S</meta:editing-duration>
    <meta:document-statistic meta:page-count="1" meta:paragraph-count="4" meta:word-count="320" meta:character-count="2014" meta:row-count="14" meta:non-whitespace-character-count="1698"/>
  </office:meta>
</office:document-meta>
</file>